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0.899583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5479166666667cm" style:use-optimal-column-width="true"/>
    </style:style>
    <style:style style:name="co4" style:family="table-column">
      <style:table-column-properties fo:break-before="auto" style:column-width="2.51354166666667cm" style:use-optimal-column-width="true"/>
    </style:style>
    <style:style style:name="co5" style:family="table-column">
      <style:table-column-properties fo:break-before="auto" style:column-width="3.62479166666667cm" style:use-optimal-column-width="true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1.08479166666667cm" style:use-optimal-column-width="true"/>
    </style:style>
    <style:style style:name="co8" style:family="table-column">
      <style:table-column-properties fo:break-before="auto" style:column-width="0.978958333333333cm" style:use-optimal-column-width="true"/>
    </style:style>
    <style:style style:name="co9" style:family="table-column">
      <style:table-column-properties fo:break-before="auto" style:column-width="2.43416666666667cm" style:use-optimal-column-width="true"/>
    </style:style>
    <style:style style:name="co10" style:family="table-column">
      <style:table-column-properties fo:break-before="auto" style:column-width="2.03729166666667cm" style:use-optimal-column-width="true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riginal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Clien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d.Cliente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Endereço</text:p>
          </table:table-cell>
          <table:table-cell office:value-type="string" table:style-name="ce1">
            <text:p>Telefon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RG</text:p>
          </table:table-cell>
          <table:table-cell office:value-type="string" table:style-name="ce1">
            <text:p>CNPJ</text:p>
          </table:table-cell>
          <table:table-cell office:value-type="string" table:style-name="ce1">
            <text:p>IE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ica</text:p>
          </table:table-cell>
          <table:table-cell office:value-type="string" table:style-name="ce1">
            <text:p>Rua dos Blocos, 0</text:p>
          </table:table-cell>
          <table:table-cell office:value-type="float" office:value="5188745698" table:style-name="ce1">
            <text:p>5188745698</text:p>
          </table:table-cell>
          <table:table-cell office:value-type="string" table:style-name="ce1">
            <text:p>Joana Mendes Oliveira</text:p>
          </table:table-cell>
          <table:table-cell office:value-type="string" table:style-name="ce2">
            <text:p>245548265898</text:p>
          </table:table-cell>
          <table:table-cell office:value-type="string" table:style-name="ce2">
            <text:p>5218796385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uridica</text:p>
          </table:table-cell>
          <table:table-cell office:value-type="string" table:style-name="ce1">
            <text:p>Rua David Carabarro 75 - Centro, Novo Hamburgo - RS</text:p>
          </table:table-cell>
          <table:table-cell office:value-type="float" office:value="5130660405" table:style-name="ce1">
            <text:p>5130660405</text:p>
          </table:table-cell>
          <table:table-cell office:value-type="string" table:style-name="ce1">
            <text:p>Escolas e faculdades QI - Novo Hamburgo</text:p>
          </table:table-cell>
          <table:table-cell table:number-columns-repeated="2" table:style-name="ce2"/>
          <table:table-cell office:value-type="string" table:style-name="ce2">
            <text:p>93332182601105</text:p>
          </table:table-cell>
          <table:table-cell office:value-type="string" table:style-name="ce2">
            <text:p>0021224881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sica</text:p>
          </table:table-cell>
          <table:table-cell office:value-type="string" table:style-name="ce1">
            <text:p>Rua Nabulco Morais, 245</text:p>
          </table:table-cell>
          <table:table-cell office:value-type="float" office:value="5130258962" table:style-name="ce1">
            <text:p>5130258962</text:p>
          </table:table-cell>
          <table:table-cell office:value-type="string" table:style-name="ce1">
            <text:p>Roberto Rogério Lopes</text:p>
          </table:table-cell>
          <table:table-cell office:value-type="float" office:value="25014539878" table:style-name="ce2">
            <text:p>25014539878</text:p>
          </table:table-cell>
          <table:table-cell office:value-type="string" table:style-name="ce2">
            <text:p>9852347563</text:p>
          </table:table-cell>
          <table:table-cell table:number-columns-repeated="2" table:style-name="ce2"/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1FN_-_Atomização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Dados já Atomizados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d.Cliente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Endereço</text:p>
          </table:table-cell>
          <table:table-cell office:value-type="string" table:style-name="ce1">
            <text:p>Telefon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RG</text:p>
          </table:table-cell>
          <table:table-cell office:value-type="string" table:style-name="ce1">
            <text:p>CNPJ</text:p>
          </table:table-cell>
          <table:table-cell office:value-type="string" table:style-name="ce1">
            <text:p>IE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ica</text:p>
          </table:table-cell>
          <table:table-cell office:value-type="string" table:style-name="ce1">
            <text:p>Rua dos Blocos, 0</text:p>
          </table:table-cell>
          <table:table-cell office:value-type="float" office:value="5188745698" table:style-name="ce1">
            <text:p>5188745698</text:p>
          </table:table-cell>
          <table:table-cell office:value-type="string" table:style-name="ce1">
            <text:p>Joana Mendes Oliveira</text:p>
          </table:table-cell>
          <table:table-cell office:value-type="string" table:style-name="ce2">
            <text:p>245548265898</text:p>
          </table:table-cell>
          <table:table-cell office:value-type="string" table:style-name="ce2">
            <text:p>5218796385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uridica</text:p>
          </table:table-cell>
          <table:table-cell office:value-type="string" table:style-name="ce1">
            <text:p>Rua David Carabarro 75 - Centro, Novo Hamburgo - RS</text:p>
          </table:table-cell>
          <table:table-cell office:value-type="float" office:value="5130660405" table:style-name="ce1">
            <text:p>5130660405</text:p>
          </table:table-cell>
          <table:table-cell office:value-type="string" table:style-name="ce1">
            <text:p>Escolas e faculdades QI - Novo Hamburgo</text:p>
          </table:table-cell>
          <table:table-cell table:number-columns-repeated="2" table:style-name="ce2"/>
          <table:table-cell office:value-type="string" table:style-name="ce2">
            <text:p>93332182601105</text:p>
          </table:table-cell>
          <table:table-cell office:value-type="string" table:style-name="ce2">
            <text:p>0021224881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sica</text:p>
          </table:table-cell>
          <table:table-cell office:value-type="string" table:style-name="ce1">
            <text:p>Rua Nabulco Morais, 245</text:p>
          </table:table-cell>
          <table:table-cell office:value-type="float" office:value="5130258962" table:style-name="ce1">
            <text:p>5130258962</text:p>
          </table:table-cell>
          <table:table-cell office:value-type="string" table:style-name="ce1">
            <text:p>Roberto Rogério Lopes</text:p>
          </table:table-cell>
          <table:table-cell office:value-type="float" office:value="25014539878" table:style-name="ce2">
            <text:p>25014539878</text:p>
          </table:table-cell>
          <table:table-cell office:value-type="string" table:style-name="ce2">
            <text:p>9852347563</text:p>
          </table:table-cell>
          <table:table-cell table:number-columns-repeated="2" table:style-name="ce2"/>
          <table:table-cell table:number-columns-repeated="16375"/>
        </table:table-row>
        <table:table-row table:number-rows-repeated="1048569" table:style-name="ro1">
          <table:table-cell table:number-columns-repeated="16384"/>
        </table:table-row>
      </table:table>
      <table:table table:name="2FN_-_Dependencia_dados" table:style-name="ta2">
        <table:table-column table:style-name="co2" table:number-columns-repeated="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od.Cliente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Endereço</text:p>
          </table:table-cell>
          <table:table-cell office:value-type="string" table:style-name="ce1">
            <text:p>Telefon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RG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ica</text:p>
          </table:table-cell>
          <table:table-cell office:value-type="string" table:style-name="ce1">
            <text:p>Rua dos Blocos, 0</text:p>
          </table:table-cell>
          <table:table-cell office:value-type="float" office:value="5188745698" table:style-name="ce1">
            <text:p>5188745698</text:p>
          </table:table-cell>
          <table:table-cell office:value-type="string" table:style-name="ce1">
            <text:p>Joana Mendes Oliveira</text:p>
          </table:table-cell>
          <table:table-cell office:value-type="string" table:style-name="ce2">
            <text:p>245548265898</text:p>
          </table:table-cell>
          <table:table-cell office:value-type="string" table:style-name="ce2">
            <text:p>5218796385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sica</text:p>
          </table:table-cell>
          <table:table-cell office:value-type="string" table:style-name="ce1">
            <text:p>Rua Nabulco Morais, 245</text:p>
          </table:table-cell>
          <table:table-cell office:value-type="float" office:value="5130258962" table:style-name="ce1">
            <text:p>5130258962</text:p>
          </table:table-cell>
          <table:table-cell office:value-type="string" table:style-name="ce1">
            <text:p>Roberto Rogério Lopes</text:p>
          </table:table-cell>
          <table:table-cell office:value-type="float" office:value="25014539878" table:style-name="ce2">
            <text:p>25014539878</text:p>
          </table:table-cell>
          <table:table-cell office:value-type="string" table:style-name="ce2">
            <text:p>9852347563</text:p>
          </table:table-cell>
          <table:table-cell table:number-columns-repeated="2" table:style-name="ce2"/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d.Cliente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Endereço</text:p>
          </table:table-cell>
          <table:table-cell office:value-type="string" table:style-name="ce1">
            <text:p>Telefon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NPJ</text:p>
          </table:table-cell>
          <table:table-cell office:value-type="string" table:style-name="ce1">
            <text:p>IE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uridica</text:p>
          </table:table-cell>
          <table:table-cell office:value-type="string" table:style-name="ce1">
            <text:p>Rua David Carabarro 75 - Centro, Novo Hamburgo - RS</text:p>
          </table:table-cell>
          <table:table-cell office:value-type="float" office:value="5130660405" table:style-name="ce1">
            <text:p>5130660405</text:p>
          </table:table-cell>
          <table:table-cell office:value-type="string" table:style-name="ce1">
            <text:p>Escolas e faculdades QI - Novo Hamburgo</text:p>
          </table:table-cell>
          <table:table-cell office:value-type="string" table:style-name="ce2">
            <text:p>93332182601105</text:p>
          </table:table-cell>
          <table:table-cell office:value-type="string" table:style-name="ce2">
            <text:p>00212248814</text:p>
          </table:table-cell>
          <table:table-cell table:number-columns-repeated="16377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3FN_" table:style-name="ta2">
        <table:table-column table:style-name="co2" table:number-columns-repeated="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od.Cliente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Endereço</text:p>
          </table:table-cell>
          <table:table-cell office:value-type="string" table:style-name="ce1">
            <text:p>Telefon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RG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ica</text:p>
          </table:table-cell>
          <table:table-cell office:value-type="string" table:style-name="ce1">
            <text:p>Rua dos Blocos, 0</text:p>
          </table:table-cell>
          <table:table-cell office:value-type="float" office:value="5188745698" table:style-name="ce1">
            <text:p>5188745698</text:p>
          </table:table-cell>
          <table:table-cell office:value-type="string" table:style-name="ce1">
            <text:p>Joana Mendes Oliveira</text:p>
          </table:table-cell>
          <table:table-cell office:value-type="string" table:style-name="ce2">
            <text:p>245548265898</text:p>
          </table:table-cell>
          <table:table-cell office:value-type="string" table:style-name="ce2">
            <text:p>5218796385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sica</text:p>
          </table:table-cell>
          <table:table-cell office:value-type="string" table:style-name="ce1">
            <text:p>Rua Nabulco Morais, 245</text:p>
          </table:table-cell>
          <table:table-cell office:value-type="float" office:value="5130258962" table:style-name="ce1">
            <text:p>5130258962</text:p>
          </table:table-cell>
          <table:table-cell office:value-type="string" table:style-name="ce1">
            <text:p>Roberto Rogério Lopes</text:p>
          </table:table-cell>
          <table:table-cell office:value-type="float" office:value="25014539878" table:style-name="ce2">
            <text:p>25014539878</text:p>
          </table:table-cell>
          <table:table-cell office:value-type="string" table:style-name="ce2">
            <text:p>9852347563</text:p>
          </table:table-cell>
          <table:table-cell table:number-columns-repeated="2" table:style-name="ce2"/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d.Cliente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Endereço</text:p>
          </table:table-cell>
          <table:table-cell office:value-type="string" table:style-name="ce1">
            <text:p>Telefon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NPJ</text:p>
          </table:table-cell>
          <table:table-cell office:value-type="string" table:style-name="ce1">
            <text:p>IE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uridica</text:p>
          </table:table-cell>
          <table:table-cell office:value-type="string" table:style-name="ce1">
            <text:p>Rua David Carabarro 75 - Centro, Novo Hamburgo - RS</text:p>
          </table:table-cell>
          <table:table-cell office:value-type="float" office:value="5130660405" table:style-name="ce1">
            <text:p>5130660405</text:p>
          </table:table-cell>
          <table:table-cell office:value-type="string" table:style-name="ce1">
            <text:p>Escolas e faculdades QI - Novo Hamburgo</text:p>
          </table:table-cell>
          <table:table-cell office:value-type="string" table:style-name="ce2">
            <text:p>93332182601105</text:p>
          </table:table-cell>
          <table:table-cell office:value-type="string" table:style-name="ce2">
            <text:p>00212248814</text:p>
          </table:table-cell>
          <table:table-cell table:number-columns-repeated="16377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Soares, Rafael</meta:initial-creator>
    <dc:creator>Soares, Rafael</dc:creator>
    <meta:creation-date>2023-10-23T14:46:46Z</meta:creation-date>
    <dc:date>2023-10-25T23:31:50Z</dc:date>
  </office:meta>
</office:document-meta>
</file>